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78" officeooo:paragraph-rsid="00127978"/>
    </style:style>
    <style:style style:name="P2" style:family="paragraph" style:parent-style-name="Standard">
      <style:text-properties fo:font-weight="bold" officeooo:rsid="00127978" officeooo:paragraph-rsid="00127978" style:font-weight-asian="bold" style:font-weight-complex="bold"/>
    </style:style>
    <style:style style:name="P3" style:family="paragraph" style:parent-style-name="Standard">
      <style:text-properties fo:font-weight="bold" officeooo:rsid="0012fbbc" officeooo:paragraph-rsid="0012fbbc" style:font-weight-asian="bold" style:font-weight-complex="bold"/>
    </style:style>
    <style:style style:name="P4" style:family="paragraph" style:parent-style-name="Standard">
      <style:text-properties fo:font-weight="bold" officeooo:rsid="0013fc5d" officeooo:paragraph-rsid="0013fc5d" style:font-weight-asian="bold" style:font-weight-complex="bold"/>
    </style:style>
    <style:style style:name="P5" style:family="paragraph" style:parent-style-name="Standard">
      <style:text-properties fo:font-weight="bold" officeooo:rsid="00177f5e" officeooo:paragraph-rsid="00177f5e" style:font-weight-asian="bold" style:font-weight-complex="bold"/>
    </style:style>
    <style:style style:name="P6" style:family="paragraph" style:parent-style-name="Standard">
      <style:text-properties fo:font-weight="bold" officeooo:rsid="0019c8ce" officeooo:paragraph-rsid="0019c8ce" style:font-weight-asian="bold" style:font-weight-complex="bold"/>
    </style:style>
    <style:style style:name="P7" style:family="paragraph" style:parent-style-name="Standard">
      <style:text-properties fo:font-weight="bold" officeooo:rsid="001d90ff" officeooo:paragraph-rsid="001d90ff" style:font-weight-asian="bold" style:font-weight-complex="bold"/>
    </style:style>
    <style:style style:name="P8" style:family="paragraph" style:parent-style-name="Standard">
      <style:text-properties fo:font-weight="bold" officeooo:rsid="001ed75d" officeooo:paragraph-rsid="001ed75d" style:font-weight-asian="bold" style:font-weight-complex="bold"/>
    </style:style>
    <style:style style:name="P9" style:family="paragraph" style:parent-style-name="Standard">
      <style:text-properties fo:font-weight="bold" officeooo:rsid="001f1217" officeooo:paragraph-rsid="001f1217" style:font-weight-asian="bold" style:font-weight-complex="bold"/>
    </style:style>
    <style:style style:name="P10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1f575" officeooo:paragraph-rsid="0021f575" style:font-weight-asian="bold" style:font-weight-complex="bold"/>
    </style:style>
    <style:style style:name="P12" style:family="paragraph" style:parent-style-name="Standard">
      <style:text-properties fo:font-weight="bold" officeooo:rsid="0023a729" officeooo:paragraph-rsid="0023a729" style:font-weight-asian="bold" style:font-weight-complex="bold"/>
    </style:style>
    <style:style style:name="P13" style:family="paragraph" style:parent-style-name="Standard">
      <style:text-properties fo:font-weight="bold" officeooo:rsid="0023e6b7" officeooo:paragraph-rsid="0023e6b7" style:font-weight-asian="bold" style:font-weight-complex="bold"/>
    </style:style>
    <style:style style:name="P14" style:family="paragraph" style:parent-style-name="Standard">
      <style:text-properties fo:font-weight="bold" officeooo:rsid="0025b301" officeooo:paragraph-rsid="0025b301" style:font-weight-asian="bold" style:font-weight-complex="bold"/>
    </style:style>
    <style:style style:name="P15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16" style:family="paragraph" style:parent-style-name="Standard">
      <style:text-properties fo:font-weight="bold" officeooo:rsid="002a4d51" officeooo:paragraph-rsid="002a4d51" style:font-weight-asian="bold" style:font-weight-complex="bold"/>
    </style:style>
    <style:style style:name="P17" style:family="paragraph" style:parent-style-name="Standard">
      <style:text-properties fo:font-weight="bold" officeooo:rsid="00304639" officeooo:paragraph-rsid="00304639" style:font-weight-asian="bold" style:font-weight-complex="bold"/>
    </style:style>
    <style:style style:name="P18" style:family="paragraph" style:parent-style-name="Standard">
      <style:text-properties fo:font-weight="bold" officeooo:rsid="0033943b" officeooo:paragraph-rsid="0033943b" style:font-weight-asian="bold" style:font-weight-complex="bold"/>
    </style:style>
    <style:style style:name="P19" style:family="paragraph" style:parent-style-name="Standard">
      <style:text-properties fo:font-weight="bold" officeooo:rsid="00355294" officeooo:paragraph-rsid="00355294" style:font-weight-asian="bold" style:font-weight-complex="bold"/>
    </style:style>
    <style:style style:name="P20" style:family="paragraph" style:parent-style-name="Standard">
      <style:text-properties fo:font-weight="bold" officeooo:rsid="0035f85b" officeooo:paragraph-rsid="0035f85b" style:font-weight-asian="bold" style:font-weight-complex="bold"/>
    </style:style>
    <style:style style:name="P21" style:family="paragraph" style:parent-style-name="Standard">
      <style:text-properties fo:font-weight="bold" officeooo:rsid="00378bb8" officeooo:paragraph-rsid="00378bb8" style:font-weight-asian="bold" style:font-weight-complex="bold"/>
    </style:style>
    <style:style style:name="P22" style:family="paragraph" style:parent-style-name="Standard">
      <style:text-properties fo:font-weight="normal" officeooo:rsid="00127978" officeooo:paragraph-rsid="00127978" style:font-weight-asian="normal" style:font-weight-complex="normal"/>
    </style:style>
    <style:style style:name="P23" style:family="paragraph" style:parent-style-name="Standard">
      <style:text-properties fo:font-weight="normal" officeooo:rsid="0012fbbc" officeooo:paragraph-rsid="0012fbbc" style:font-weight-asian="normal" style:font-weight-complex="normal"/>
    </style:style>
    <style:style style:name="P24" style:family="paragraph" style:parent-style-name="Standard">
      <style:text-properties fo:font-weight="normal" officeooo:rsid="0013fc5d" officeooo:paragraph-rsid="0013fc5d" style:font-weight-asian="normal" style:font-weight-complex="normal"/>
    </style:style>
    <style:style style:name="P25" style:family="paragraph" style:parent-style-name="Standard">
      <style:text-properties fo:font-weight="normal" officeooo:rsid="0014eaf6" officeooo:paragraph-rsid="0014eaf6" style:font-weight-asian="normal" style:font-weight-complex="normal"/>
    </style:style>
    <style:style style:name="P26" style:family="paragraph" style:parent-style-name="Standard">
      <style:text-properties fo:font-weight="normal" officeooo:rsid="00167b56" officeooo:paragraph-rsid="00167b56" style:font-weight-asian="normal" style:font-weight-complex="normal"/>
    </style:style>
    <style:style style:name="P27" style:family="paragraph" style:parent-style-name="Standard">
      <style:text-properties fo:font-weight="normal" officeooo:rsid="00177f5e" officeooo:paragraph-rsid="00177f5e" style:font-weight-asian="normal" style:font-weight-complex="normal"/>
    </style:style>
    <style:style style:name="P28" style:family="paragraph" style:parent-style-name="Standard">
      <style:text-properties fo:font-weight="normal" officeooo:rsid="001928d6" officeooo:paragraph-rsid="001928d6" style:font-weight-asian="normal" style:font-weight-complex="normal"/>
    </style:style>
    <style:style style:name="P29" style:family="paragraph" style:parent-style-name="Standard">
      <style:text-properties fo:font-weight="normal" officeooo:rsid="0019c8ce" officeooo:paragraph-rsid="0020ddde" style:font-weight-asian="normal" style:font-weight-complex="normal"/>
    </style:style>
    <style:style style:name="P30" style:family="paragraph" style:parent-style-name="Standard">
      <style:text-properties fo:font-weight="normal" officeooo:rsid="001d90ff" officeooo:paragraph-rsid="001d90ff" style:font-weight-asian="normal" style:font-weight-complex="normal"/>
    </style:style>
    <style:style style:name="P31" style:family="paragraph" style:parent-style-name="Standard">
      <style:text-properties fo:font-weight="normal" officeooo:rsid="001eb5a2" officeooo:paragraph-rsid="001eb5a2" style:font-weight-asian="normal" style:font-weight-complex="normal"/>
    </style:style>
    <style:style style:name="P32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33" style:family="paragraph" style:parent-style-name="Standard">
      <style:text-properties fo:font-weight="normal" officeooo:rsid="001f1217" officeooo:paragraph-rsid="001f1217" style:font-weight-asian="normal" style:font-weight-complex="normal"/>
    </style:style>
    <style:style style:name="P34" style:family="paragraph" style:parent-style-name="Standard">
      <style:text-properties fo:font-weight="normal" officeooo:rsid="00216c7f" officeooo:paragraph-rsid="00216c7f" style:font-weight-asian="normal" style:font-weight-complex="normal"/>
    </style:style>
    <style:style style:name="P35" style:family="paragraph" style:parent-style-name="Standard">
      <style:text-properties fo:font-weight="normal" officeooo:rsid="0021f575" officeooo:paragraph-rsid="0021f575" style:font-weight-asian="normal" style:font-weight-complex="normal"/>
    </style:style>
    <style:style style:name="P36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37" style:family="paragraph" style:parent-style-name="Standard">
      <style:text-properties fo:font-weight="normal" officeooo:rsid="0023e6b7" officeooo:paragraph-rsid="0023e6b7" style:font-weight-asian="normal" style:font-weight-complex="normal"/>
    </style:style>
    <style:style style:name="P38" style:family="paragraph" style:parent-style-name="Standard">
      <style:text-properties fo:font-weight="normal" officeooo:rsid="00215999" officeooo:paragraph-rsid="00215999" style:font-weight-asian="normal" style:font-weight-complex="normal"/>
    </style:style>
    <style:style style:name="P39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40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41" style:family="paragraph" style:parent-style-name="Standard">
      <style:text-properties fo:font-weight="normal" officeooo:rsid="001bbe0d" officeooo:paragraph-rsid="001bbe0d" style:font-weight-asian="normal" style:font-weight-complex="normal"/>
    </style:style>
    <style:style style:name="P42" style:family="paragraph" style:parent-style-name="Standard">
      <style:text-properties fo:font-weight="normal" officeooo:rsid="002cf910" officeooo:paragraph-rsid="002cf910" style:font-weight-asian="normal" style:font-weight-complex="normal"/>
    </style:style>
    <style:style style:name="P43" style:family="paragraph" style:parent-style-name="Standard">
      <style:text-properties fo:font-weight="normal" officeooo:rsid="00304639" officeooo:paragraph-rsid="00304639" style:font-weight-asian="normal" style:font-weight-complex="normal"/>
    </style:style>
    <style:style style:name="P44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45" style:family="paragraph" style:parent-style-name="Standard">
      <style:text-properties fo:font-weight="normal" officeooo:rsid="0033943b" officeooo:paragraph-rsid="0035f85b" style:font-weight-asian="normal" style:font-weight-complex="normal"/>
    </style:style>
    <style:style style:name="P46" style:family="paragraph" style:parent-style-name="Standard">
      <style:text-properties fo:font-weight="normal" officeooo:rsid="00355294" officeooo:paragraph-rsid="00355294" style:font-weight-asian="normal" style:font-weight-complex="normal"/>
    </style:style>
    <style:style style:name="P47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48" style:family="paragraph" style:parent-style-name="Standard">
      <style:text-properties officeooo:paragraph-rsid="002a4d51"/>
    </style:style>
    <style:style style:name="P49" style:family="paragraph" style:parent-style-name="Standard">
      <style:text-properties officeooo:paragraph-rsid="0035f85b"/>
    </style:style>
    <style:style style:name="P50" style:family="paragraph" style:parent-style-name="Standard">
      <style:text-properties officeooo:rsid="0035f85b" officeooo:paragraph-rsid="0035f85b"/>
    </style:style>
    <style:style style:name="P51" style:family="paragraph" style:parent-style-name="Standard">
      <style:text-properties officeooo:paragraph-rsid="00378bb8"/>
    </style:style>
    <style:style style:name="P52" style:family="paragraph" style:parent-style-name="Text_20_body">
      <style:text-properties officeooo:paragraph-rsid="00378bb8"/>
    </style:style>
    <style:style style:name="P53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54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55" style:family="paragraph" style:parent-style-name="Standard">
      <style:text-properties fo:font-weight="normal" officeooo:rsid="0039dbdd" officeooo:paragraph-rsid="0039dbdd" style:font-weight-asian="normal" style:font-weight-complex="normal"/>
    </style:style>
    <style:style style:name="P56" style:family="paragraph" style:parent-style-name="Standard">
      <style:text-properties fo:font-weight="normal" officeooo:rsid="002a4d51" officeooo:paragraph-rsid="002a4d51" style:font-weight-asian="normal" style:font-weight-complex="normal"/>
    </style:style>
    <style:style style:name="P57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58" style:family="paragraph" style:parent-style-name="Standard">
      <style:text-properties fo:font-weight="normal" officeooo:rsid="003d68aa" officeooo:paragraph-rsid="003d68aa" style:font-weight-asian="normal" style:font-weight-complex="normal"/>
    </style:style>
    <style:style style:name="P59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60" style:family="paragraph" style:parent-style-name="Standard">
      <style:text-properties fo:font-weight="normal" officeooo:rsid="003e7b2b" officeooo:paragraph-rsid="003e7b2b" style:font-weight-asian="normal" style:font-weight-complex="normal"/>
    </style:style>
    <style:style style:name="P61" style:family="paragraph" style:parent-style-name="Standard">
      <style:text-properties fo:font-weight="normal" officeooo:rsid="00411b36" officeooo:paragraph-rsid="00411b36" style:font-weight-asian="normal" style:font-weight-complex="normal"/>
    </style:style>
    <style:style style:name="P62" style:family="paragraph" style:parent-style-name="Standard">
      <style:text-properties fo:font-weight="normal" officeooo:rsid="00411b36" officeooo:paragraph-rsid="0041aa18" style:font-weight-asian="normal" style:font-weight-complex="normal"/>
    </style:style>
    <style:style style:name="P63" style:family="paragraph" style:parent-style-name="Standard">
      <style:text-properties fo:font-weight="normal" officeooo:rsid="0023a729" officeooo:paragraph-rsid="0041aa18" style:font-weight-asian="normal" style:font-weight-complex="normal"/>
    </style:style>
    <style:style style:name="P64" style:family="paragraph" style:parent-style-name="Standard">
      <style:text-properties fo:font-weight="normal" officeooo:rsid="00420aff" officeooo:paragraph-rsid="00420aff" style:font-weight-asian="normal" style:font-weight-complex="normal"/>
    </style:style>
    <style:style style:name="P65" style:family="paragraph" style:parent-style-name="Standard">
      <style:text-properties fo:font-weight="bold" officeooo:rsid="0039dbdd" officeooo:paragraph-rsid="0039dbdd" style:font-weight-asian="bold" style:font-weight-complex="bold"/>
    </style:style>
    <style:style style:name="P66" style:family="paragraph" style:parent-style-name="Standard">
      <style:text-properties fo:font-weight="bold" officeooo:rsid="003d68aa" officeooo:paragraph-rsid="003d68aa" style:font-weight-asian="bold" style:font-weight-complex="bold"/>
    </style:style>
    <style:style style:name="P67" style:family="paragraph" style:parent-style-name="Standard">
      <style:text-properties fo:font-weight="bold" officeooo:rsid="003e7b2b" officeooo:paragraph-rsid="003e7b2b" style:font-weight-asian="bold" style:font-weight-complex="bold"/>
    </style:style>
    <style:style style:name="P68" style:family="paragraph" style:parent-style-name="Standard">
      <style:text-properties fo:font-weight="bold" officeooo:rsid="00411b36" officeooo:paragraph-rsid="00411b36" style:font-weight-asian="bold" style:font-weight-complex="bold"/>
    </style:style>
    <style:style style:name="P69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70" style:family="paragraph" style:parent-style-name="Standard">
      <style:text-properties officeooo:rsid="002a4d51" officeooo:paragraph-rsid="002a4d51"/>
    </style:style>
    <style:style style:name="P71" style:family="paragraph" style:parent-style-name="Standard">
      <style:text-properties officeooo:paragraph-rsid="003c7c20"/>
    </style:style>
    <style:style style:name="P72" style:family="paragraph" style:parent-style-name="Standard">
      <style:text-properties officeooo:paragraph-rsid="003f5ada"/>
    </style:style>
    <style:style style:name="T1" style:family="text">
      <style:text-properties officeooo:rsid="0012fbbc"/>
    </style:style>
    <style:style style:name="T2" style:family="text">
      <style:text-properties officeooo:rsid="0013fc5d"/>
    </style:style>
    <style:style style:name="T3" style:family="text">
      <style:text-properties officeooo:rsid="0014eaf6"/>
    </style:style>
    <style:style style:name="T4" style:family="text">
      <style:text-properties officeooo:rsid="00167b56"/>
    </style:style>
    <style:style style:name="T5" style:family="text">
      <style:text-properties officeooo:rsid="001bbe0d"/>
    </style:style>
    <style:style style:name="T6" style:family="text">
      <style:text-properties officeooo:rsid="001ed75d"/>
    </style:style>
    <style:style style:name="T7" style:family="text">
      <style:text-properties officeooo:rsid="001f1217"/>
    </style:style>
    <style:style style:name="T8" style:family="text">
      <style:text-properties officeooo:rsid="0020ddde"/>
    </style:style>
    <style:style style:name="T9" style:family="text">
      <style:text-properties officeooo:rsid="0028f0c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4d51" style:font-weight-asian="normal" style:font-weight-complex="normal"/>
    </style:style>
    <style:style style:name="T12" style:family="text">
      <style:text-properties fo:font-weight="normal" officeooo:rsid="0035f85b" style:font-weight-asian="normal" style:font-weight-complex="normal"/>
    </style:style>
    <style:style style:name="T13" style:family="text">
      <style:text-properties fo:font-weight="normal" officeooo:rsid="0012fbbc" style:font-weight-asian="normal" style:font-weight-complex="normal"/>
    </style:style>
    <style:style style:name="T14" style:family="text">
      <style:text-properties fo:font-weight="normal" officeooo:rsid="00378bb8" style:font-weight-asian="normal" style:font-weight-complex="normal"/>
    </style:style>
    <style:style style:name="T15" style:family="text">
      <style:text-properties fo:font-weight="normal" officeooo:rsid="0019c8ce" style:font-weight-asian="normal" style:font-weight-complex="normal"/>
    </style:style>
    <style:style style:name="T16" style:family="text">
      <style:text-properties fo:font-weight="normal" officeooo:rsid="003c7c20" style:font-weight-asian="normal" style:font-weight-complex="normal"/>
    </style:style>
    <style:style style:name="T17" style:family="text">
      <style:text-properties fo:font-weight="normal" officeooo:rsid="003e7b2b" style:font-weight-asian="normal" style:font-weight-complex="normal"/>
    </style:style>
    <style:style style:name="T18" style:family="text">
      <style:text-properties officeooo:rsid="002cf910"/>
    </style:style>
    <style:style style:name="T19" style:family="text">
      <style:text-properties officeooo:rsid="002eb5d1"/>
    </style:style>
    <style:style style:name="T20" style:family="text">
      <style:text-properties officeooo:rsid="0033943b"/>
    </style:style>
    <style:style style:name="T21" style:family="text">
      <style:text-properties officeooo:rsid="0035f85b"/>
    </style:style>
    <style:style style:name="T22" style:family="text">
      <style:text-properties officeooo:rsid="00378bb8"/>
    </style:style>
    <style:style style:name="T23" style:family="text">
      <style:text-properties officeooo:rsid="003c7c20"/>
    </style:style>
    <style:style style:name="T24" style:family="text">
      <style:text-properties officeooo:rsid="003f5ada"/>
    </style:style>
    <style:style style:name="T25" style:family="text">
      <style:text-properties officeooo:rsid="00411b36"/>
    </style:style>
    <style:style style:name="T26" style:family="text">
      <style:text-properties officeooo:rsid="0041aa18"/>
    </style:style>
    <style:style style:name="T27" style:family="text">
      <style:text-properties officeooo:rsid="0027177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OBRAS A ESTUDIAR</text:p>
        <text:p text:style-name="P1"/>
        <text:p text:style-name="P2">Dificultad 1</text:p>
        <text:p text:style-name="P2">Fernando Sor</text:p>
        <text:p text:style-name="P22">Op 60 No <text:span text:style-name="T1">1, 2, 3, 8, 4</text:span></text:p>
        <text:p text:style-name="P22">Op 31 No 1; <text:span text:style-name="T18">(RCM 1)</text:span></text:p>
        <text:p text:style-name="P22">Op 35 No 2; <text:span text:style-name="T18">(RCM 1)</text:span></text:p>
        <text:p text:style-name="P42">Op 35 No 1 (RCM 2)</text:p>
        <text:p text:style-name="P22">Exercise in 6ths, <text:span text:style-name="T2">(</text:span>Sor Coste pg 5<text:span text:style-name="T2">)</text:span></text:p>
        <text:p text:style-name="P22">Op 44 no 1, <text:span text:style-name="T18">2</text:span> <text:span text:style-name="T18">(</text:span>RCM 2<text:span text:style-name="T18">)</text:span></text:p>
        <text:p text:style-name="P6">Giuliani</text:p>
        <text:p text:style-name="P29">Op 50 no 1, 5, <text:span text:style-name="T8">6, 13, 20, 15, 10 (Library C. G. Pag 113, 114, 116, 117, 118)</text:span>, <text:span text:style-name="T5">3,</text:span></text:p>
        <text:p text:style-name="P41">Op <text:s/>100 no 1, </text:p>
        <text:p text:style-name="P15">Aguado</text:p>
        <text:p text:style-name="P40">Lesson 7, Andante, lesson 6, Moderato (RCM 1)</text:p>
        <text:p text:style-name="P40">Study (RCM 2)</text:p>
        <text:p text:style-name="P10">Carcassi</text:p>
        <text:p text:style-name="P34">Allegretto, Allegretto non tropo (Library pag 105, 109</text:p>
        <text:p text:style-name="P34">Minuet <text:span text:style-name="T9">op 21 no 12</text:span> (<text:span text:style-name="T23">Library</text:span>)</text:p>
        <text:p text:style-name="P35">Siciliano (RCM 0)</text:p>
        <text:p text:style-name="P35">Sauteuse (RCM 2)</text:p>
        <text:p text:style-name="P13">Carulli</text:p>
        <text:p text:style-name="P37">Op 241 No 1 (RCM 0)</text:p>
        <text:p text:style-name="P39">Waltz op 121 no 1 (RCM 1)</text:p>
        <text:p text:style-name="P39">Poco Allegretto (RCM 1)</text:p>
        <text:p text:style-name="P39">Country dance, Op 241 Nos, 4, 5,6, <text:s/>(RCM 1)</text:p>
        <text:p text:style-name="P39">Waltz, Op 241 No 20, Moderato, (RCM 2)</text:p>
        <text:p text:style-name="P66">Varios</text:p>
        <text:p text:style-name="P58">Waltz Calatuyud (RCM 1)</text:p>
        <text:p text:style-name="P71"><text:span text:style-name="T15">Bransle de Poitou, </text:span>Contentment<text:span text:style-name="T15"> </text:span><text:span text:style-name="T16">(RCM 0)</text:span></text:p>
        <text:p text:style-name="P71"><text:span text:style-name="T16"/></text:p>
        <text:p text:style-name="P3">Dificultad 2</text:p>
        <text:p text:style-name="P3">Fernando Sor</text:p>
        <text:p text:style-name="P23">Op 31 No 2, <text:span text:style-name="T2">11; (</text:span>12 studies eythorsson<text:span text:style-name="T2">)</text:span></text:p>
        <text:p text:style-name="P23">Op 35 No 4, 14, <text:span text:style-name="T2">10, </text:span></text:p>
        <text:p text:style-name="P23">Op 44 No 5 <text:span text:style-name="T19">(RCM 2)</text:span></text:p>
        <text:p text:style-name="P23">Andantino in C, <text:span text:style-name="T2">(</text:span>Sor-Coste No 5<text:span text:style-name="T2">)</text:span></text:p>
        <text:p text:style-name="P23">Op 60 No 5, <text:span text:style-name="T2">6, 10</text:span></text:p>
        <text:p text:style-name="P7">Giuliani</text:p>
        <text:p text:style-name="P38">Op 50 No 19 (Library Pag 117)</text:p>
        <text:p text:style-name="P30">Op 71 <text:span text:style-name="T7">ii</text:span> Menuet &amp; trío</text:p>
        <text:p text:style-name="P31">Op 33 Nos 9, 11</text:p>
        <text:p text:style-name="P31">Op 1 <text:span text:style-name="T6">part IV </text:span>No 1<text:span text:style-name="T6">,</text:span> <text:span text:style-name="T6">Part III No 1, No 3</text:span></text:p>
        <text:p text:style-name="P32">Op 12 No 1 Monferrina (RCM 3)</text:p>
        <text:p text:style-name="P32">Op 100 No 2, 3</text:p>
        <text:p text:style-name="P65">Tárrega</text:p>
        <text:p text:style-name="P55">Study, TI ii-40 (RCM 1)</text:p>
        <text:p text:style-name="P15"/>
        <text:p text:style-name="P15">Aguado</text:p>
        <text:p text:style-name="P40">Four easy studies no 2, 3, 4 (The Classical guitar)</text:p>
        <text:p text:style-name="P40">Waltz, exercise no 10, Cantabile, (RCM 2)</text:p>
        <text:p text:style-name="P40">Lesson 15 (RCM 3)</text:p>
        <text:p text:style-name="P11">Carcassi</text:p>
        <text:p text:style-name="P35">Moderato op 59 part III, 11</text:p>
        <text:p text:style-name="P35">Caprice (Library pag 110)</text:p>
        <text:p text:style-name="P36">Op 60 no 1, 6, 11,</text:p>
        <text:p text:style-name="P14">Carulli</text:p>
        <text:p text:style-name="P39">Andante (Classical guitar)</text:p>
        <text:p text:style-name="P40">Waltz Op 241 no 18, 24 (RCM 1)</text:p>
        <text:p text:style-name="P40">Op 241 No 17, 19 (RCM 3)</text:p>
        <text:p text:style-name="P40">Op 114 No 9 (RCM 3)</text:p>
        <text:p text:style-name="P40">Op 124 No 23 (RCM 3)</text:p>
        <text:p text:style-name="P67">Varios</text:p>
        <text:p text:style-name="P72"><text:span text:style-name="T17">Españoleta; Gaspar Sanz, Packington's Pound, </text:span>Scarborough Fair, <text:span text:style-name="T24">La fanfare, </text:span>Ode to Joy<text:span text:style-name="T17"> (RCM 2)</text:span></text:p>
        <text:p text:style-name="P60">Arietta; <text:span text:style-name="T24">Kuffner (Guitar Moment I)</text:span></text:p>
        <text:p text:style-name="P60">Samba-Lele <text:span text:style-name="T25">(RCM 3)</text:span></text:p>
        <text:p text:style-name="P60">Saltarello <text:span text:style-name="T25">(Library)</text:span></text:p>
        <text:p text:style-name="P60"/>
        <text:p text:style-name="P4">Dificultad 3</text:p>
        <text:p text:style-name="P4">Fernando Sor</text:p>
        <text:p text:style-name="P24">Op 35 No 13, <text:span text:style-name="T3">(Carlevaro)</text:span></text:p>
        <text:p text:style-name="P24">Op 31 No<text:span text:style-name="T3">s 5,</text:span> 17, <text:span text:style-name="T4">14,</text:span></text:p>
        <text:p text:style-name="P25">Op 60 No 7, <text:span text:style-name="T4">9,11, 13, 14, 15, 19, 20</text:span></text:p>
        <text:p text:style-name="P26">Op 44 No 9 (RCM 3)</text:p>
        <text:p text:style-name="P8">Giuliani</text:p>
        <text:p text:style-name="P32">Op 48 No 5</text:p>
        <text:p text:style-name="P32">Op 14 No 5 (Library C. G)</text:p>
        <text:p text:style-name="P32">Op 1 Part <text:s/>IV No 3 (RCM 3),</text:p>
        <text:p text:style-name="P32">Op 50 No 22 (RCM 4)</text:p>
        <text:p text:style-name="P33">Op 100 No 5, 10</text:p>
        <text:p text:style-name="P16">Bach</text:p>
        <text:p text:style-name="P48"><text:span text:style-name="T11">Musette, </text:span>Jesu, Joy of Man's Desiring<text:span text:style-name="T11"> (library)</text:span></text:p>
        <text:p text:style-name="P70"><text:span text:style-name="T10">Minuet 822 (RCM 3)</text:span></text:p>
        <text:p text:style-name="P65">Tárrega</text:p>
        <text:p text:style-name="P55">Estudio (Version 2, Library),</text:p>
        <text:p text:style-name="P55">Study, TI ii-26 (RCM 3) </text:p>
        <text:p text:style-name="P15">Aguado</text:p>
        <text:p text:style-name="P40">Four Easy Studies: No. 1 in C (The classical guitar)</text:p>
        <text:p text:style-name="P40">Lesson 7, exercise 8, study (RCM 3)</text:p>
        <text:p text:style-name="P12">Carcassi</text:p>
        <text:p text:style-name="P36">Op 60 no 3, 7, 9, 16</text:p>
        <text:p text:style-name="P36">Allegretto, andante <text:s/>(Library pags 106, 112)</text:p>
        <text:p text:style-name="P36">Op 59 Part III, No 3 (RCM 3)</text:p>
        <text:p text:style-name="P15">Carulli</text:p>
        <text:p text:style-name="P40">Andante (RCM 4)</text:p>
        <text:p text:style-name="P68">Varios</text:p>
        <text:p text:style-name="P62">Adagio, <text:span text:style-name="T26">A </text:span>Toy (Guitar Moment II)</text:p>
        <text:p text:style-name="P61"><text:soft-page-break/>Drunken Sailor (RCM 2)</text:p>
        <text:p text:style-name="P62">Greensleeves, <text:span text:style-name="T27">Suite no. 7: Minuet; Visee</text:span> (RCM 3)</text:p>
        <text:p text:style-name="P62"><text:span text:style-name="T26">Brower; </text:span>Estudios Sencillos: II, <text:span text:style-name="T26">IV y V</text:span></text:p>
        <text:p text:style-name="P62">Bianco fiore</text:p>
        <text:p text:style-name="P64">Milan; Pavanas I y IV</text:p>
        <text:p text:style-name="P63"/>
        <text:p text:style-name="P5">Dificultad <text:span text:style-name="T7">4</text:span></text:p>
        <text:p text:style-name="P5">Fernando sor</text:p>
        <text:p text:style-name="P27">Op 35 No 8, 17, 18, 22, </text:p>
        <text:p text:style-name="P27">Op 6 No 2 <text:s/>(Carlevaro)</text:p>
        <text:p text:style-name="P28">Op 31 No 4</text:p>
        <text:p text:style-name="P28">Op 44 No 3, 15</text:p>
        <text:p text:style-name="P28">4 Exercise in 6ths (Sor method)</text:p>
        <text:p text:style-name="P28">Op 60 no 12, 17, 18</text:p>
        <text:p text:style-name="P28">Op 8 No 2 (12 Waltzes eythorsson</text:p>
        <text:p text:style-name="P9">Giuliani</text:p>
        <text:p text:style-name="P33">Op 71 i, iii Rondo Allegretto</text:p>
        <text:p text:style-name="P33">Op 50 No 17 (RCM 3) </text:p>
        <text:p text:style-name="P33">Op 51 No 10 (RCM 3)</text:p>
        <text:p text:style-name="P33">Op 100 no 4, 7, 9, 22</text:p>
        <text:p text:style-name="P33">Op 1 part III No 7</text:p>
        <text:p text:style-name="P16">Bach</text:p>
        <text:p text:style-name="P56">Menuet 1 (from Suite #1 for Violoncello, BWV 1007) (RCM 7)</text:p>
        <text:p text:style-name="P65">Tárrega</text:p>
        <text:p text:style-name="P55">Estudio (Library)</text:p>
        <text:p text:style-name="P55">Lágrima</text:p>
        <text:p text:style-name="P15">Carulli</text:p>
        <text:p text:style-name="P40">Andantino, lesson 29, lesson 24 (RCM 4)</text:p>
        <text:p text:style-name="P40">lesson 5 Waltz (RCM 5)</text:p>
        <text:p text:style-name="P12">Carcassi</text:p>
        <text:p text:style-name="P36">Op 5 No 8 (The Classical Guitar pag 36)</text:p>
        <text:p text:style-name="P37">Op 5 no 12 (The Classical G Pag 38-39)</text:p>
        <text:p text:style-name="P37">Op 60 no 2, 8, 10 </text:p>
        <text:p text:style-name="P37">Andantino (Library pag 112)</text:p>
        <text:p text:style-name="P15">Carulli</text:p>
        <text:p text:style-name="P40">Op 241 No 39 (RCM 4)</text:p>
        <text:p text:style-name="P40"/>
        <text:p text:style-name="P17"><text:span text:style-name="T20">Difcultad</text:span> 5</text:p>
        <text:p text:style-name="P17">Sor</text:p>
        <text:p text:style-name="P43">Study in A, Op. 44 no. 20 (The classical guitar)</text:p>
        <text:p text:style-name="P43">Waltz, Op. 8 no. 2, Lesson, Op. 31 no. 4 (RCM 4)</text:p>
        <text:p text:style-name="P44">Moderato, Op. 35 no. 17, study Op. 6 no. 1 (RCM 6)</text:p>
        <text:p text:style-name="P44">Op. 35 no. 9, Op. 31 no. 7, Op. 60 no. 24</text:p>
        <text:p text:style-name="P44">Variation no. 2 (from Les Folies D'Espagne)</text:p>
        <text:p text:style-name="P18">Giuliani</text:p>
        <text:p text:style-name="P46">Agitato Op. 51 no. 3 (RCM 4)</text:p>
        <text:p text:style-name="P46">Allegretto Op. 51. no. 15, Graziozo Op. 50 no. 7, 23, Vivace Op. 48 no. 1 (RCM 5)</text:p>
        <text:p text:style-name="P46">Op. 100 no. 6, 8, 15</text:p>
        <text:p text:style-name="P46">Study Op. 139 no. 3</text:p>
        <text:p text:style-name="P46">Study Op. 51 no. 5</text:p>
        <text:p text:style-name="P21">Bach</text:p>
        <text:p text:style-name="P51"><text:span text:style-name="T14">Minuet, </text:span>Aria<text:span text:style-name="T14"> (</text:span>Library of Guitar Classics, Volume 1<text:span text:style-name="T22">)</text:span></text:p>
        <text:p text:style-name="P51">Suite 5 for Cello, BWV 1011: iv. Sarabande</text:p>
        <text:p text:style-name="P51">Gavotte 2 (from Suite #6 for Violoncello, BWV 1012) <text:span text:style-name="T22">(</text:span>Baroque Music for Acoustic Guitar<text:span text:style-name="T22">)</text:span></text:p>
        <text:p text:style-name="P51">Minuet No. 2 (from Cello Suite No. 2); BWV 1008</text:p>
        <text:p text:style-name="P19">Carcassi</text:p>
        <text:p text:style-name="P46">Study, Op. 60 no 14</text:p>
        <text:p text:style-name="P20">Aguado</text:p>
        <text:p text:style-name="P49"><text:span text:style-name="T12">Gyermekdal (Children's Song), </text:span>Study, Lesson 23<text:span text:style-name="T12"> (RCM 4)</text:span></text:p>
        <text:p text:style-name="P20">Carulli</text:p>
        <text:p text:style-name="P49"><text:span text:style-name="T12">Rondo from Op. 27 (</text:span>The Classical Guitar<text:span text:style-name="T21">)</text:span></text:p>
        <text:p text:style-name="P49">Rondo, Op. 241 no. 34, Allegretto, Op. 241 no. 14 <text:span text:style-name="T21">(RCM 4)</text:span></text:p>
        <text:p text:style-name="P45"/>
        <text:p text:style-name="P18">Difcultad 6</text:p>
        <text:p text:style-name="P19">Sor</text:p>
        <text:p text:style-name="P44">Op. 31 no. 18 (The Classical guitar)</text:p>
        <text:p text:style-name="P44">Study in Em Op. 35 no. 24</text:p>
        <text:p text:style-name="P46">Study nos 1,8, Andantino Pag 171 (Library)</text:p>
        <text:p text:style-name="P46">Allegretto in D Op. 47 no. 2 (RCM 7)</text:p>
        <text:p text:style-name="P46">Andantino Op. 6 nos 8, 9 (Carlevaro)</text:p>
        <text:p text:style-name="P46">Op 31 no. 21 (RCM 6)</text:p>
        <text:p text:style-name="P46">Deuxieme Fantasie (Op. 4)</text:p>
        <text:p text:style-name="P46">Op. 31 no<text:span text:style-name="T21">s</text:span> <text:span text:style-name="T21">8,</text:span> 19, 23</text:p>
        <text:p text:style-name="P47">Op. 35 no. 21</text:p>
        <text:p text:style-name="P47">Op. 60 no 16</text:p>
        <text:p text:style-name="P20">Giuliani</text:p>
        <text:p text:style-name="P47">Theme from Op. 102 (The classical guitar</text:p>
        <text:p text:style-name="P47">Divertimento, Op. 40 no. 23 (RCM 4)</text:p>
        <text:p text:style-name="P49"><text:span text:style-name="T12">Allegro, Op. 40 no. 6, </text:span>Lesson, Op. 139 no. 3<text:span text:style-name="T12"> (RCM 5)</text:span></text:p>
        <text:p text:style-name="P47">Divertimento, Op. 37 no. 5 (RCM 6)</text:p>
        <text:p text:style-name="P49"><text:span text:style-name="T12">Allegro in D Major, Op. 50 no. 26, </text:span>Allegro, Op. 100 no. 11<text:span text:style-name="T12"> (RCM 7)</text:span></text:p>
        <text:p text:style-name="P49">Op. 100: 1<text:span text:style-name="T21">6</text:span>. <text:span text:style-name="T21">Rondo</text:span></text:p>
        <text:p text:style-name="P50">Study Op 1 no. 7</text:p>
        <text:p text:style-name="P21">Bach</text:p>
        <text:p text:style-name="P51"><text:span text:style-name="T14">Sarabande (from BWV 995) (</text:span>Library of Guitar Classics, Volume 1<text:span text:style-name="T22">)</text:span><text:span text:style-name="T14"> </text:span></text:p>
        <text:p text:style-name="P51">Minuet II, BWV 1007<text:span text:style-name="T14"> (RCM 7)</text:span></text:p>
        <text:p text:style-name="P51">Suite 1 for Cello, BWV 1007: v. Minuets I and II</text:p>
        <text:p text:style-name="P51">Suite 2 for Cello, BWV 1008: ii. Allemande, v. Menuet I and II, vi. Gigue</text:p>
        <text:p text:style-name="P51">Suite 4 for Cello, BWV 1010: iii. Courante</text:p>
        <text:p text:style-name="P51"><text:soft-page-break/>Suite 5 for Cello, BWV 1011: ii. Allemande</text:p>
        <text:p text:style-name="P51">Suite 6 for Cello, BWV 1012: iv. Sarabande</text:p>
        <text:p text:style-name="P51">Suite, BWV 996: v. Bouree</text:p>
        <text:p text:style-name="P52"><text:bookmark text:name="title"/>Prelude, <text:span text:style-name="T22">Menuet 2, Gigue</text:span> (from Suite #1 for Violoncello, BWV 1007), Gavotte 1 (from Suite #6 for Violoncello, BWV 1012), Menuet 1 (from Partita #3 for Violin, BWV 1006) <text:span text:style-name="T22">(</text:span>Baroque Music for Acoustic Guitar<text:span text:style-name="T22">)</text:span></text:p>
        <text:p text:style-name="P19">Carcassi</text:p>
        <text:p text:style-name="P46">Op. 60 no. 4, 8, 13, 15,</text:p>
        <text:p text:style-name="P20">Aguado</text:p>
        <text:p text:style-name="P49"><text:span text:style-name="T12">Lesson 26, </text:span>Lesson 35<text:span text:style-name="T12"> (RCM 5)</text:span></text:p>
        <text:p text:style-name="P20">Carulli</text:p>
        <text:p text:style-name="P49"><text:span text:style-name="T12">Sonata, Op. 5: Rondo (</text:span>Library of Guitar Classics, Volume 1<text:span text:style-name="T21">)</text:span></text:p>
        <text:p text:style-name="P49">Waltz, Op. 241 no. 44 <text:span text:style-name="T21">(RCM 4)</text:span></text:p>
        <text:p text:style-name="P20"/>
        <text:p text:style-name="P20">Difcultad 7</text:p>
        <text:p text:style-name="P20">Aguado</text:p>
        <text:p text:style-name="P49"><text:span text:style-name="T12">Study in E Minor (</text:span>The Classical Guitar <text:span text:style-name="T21">)</text:span></text:p>
        <text:p text:style-name="P21">Bach</text:p>
        <text:p text:style-name="P51"><text:span text:style-name="T14">Bourree, BWV 996, </text:span>Prelude, BWV 999, Sarabande, BWV 1002<text:span text:style-name="T14"> (</text:span>The Baroque Guitar<text:span text:style-name="T22">)</text:span></text:p>
        <text:p text:style-name="P51"/>
        <text:p text:style-name="P47">Suite 1 for Cello, BWV 1007: ii. Allemande, <text:span text:style-name="T22">iv Sarabande</text:span></text:p>
        <text:p text:style-name="P20">Carulli</text:p>
        <text:p text:style-name="P49"><text:span text:style-name="T21">Sonata: Bouree, Op. 5: Largo (</text:span>Library of Guitar Classics, Volume 1<text:span text:style-name="T21">)</text:span></text:p>
        <text:p text:style-name="P20">Dificultad 8</text:p>
        <text:p text:style-name="P20">Aguado</text:p>
        <text:p text:style-name="P49"><text:span text:style-name="T13">Study in A Minor </text:span><text:span text:style-name="T12">(The Classical Guitar )</text:span></text:p>
        <text:p text:style-name="P20">Carulli</text:p>
        <text:p text:style-name="P49"><text:span text:style-name="T12">Sicilienne, Op. 124 no. 23 (RCM 7)</text:span>Suite 1 for Cello, BWV 1007: ii. Alleman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vendaño Ramírez</meta:initial-creator>
    <meta:creation-date>2015-09-11T07:13:20.845213373</meta:creation-date>
    <dc:date>2015-09-14T22:04:08.742160755</dc:date>
    <dc:creator>Germán Avendaño Ramírez</dc:creator>
    <meta:editing-duration>PT7H47M55S</meta:editing-duration>
    <meta:editing-cycles>12</meta:editing-cycles>
    <meta:generator>LibreOffice/4.3.3.2$Linux_X86_64 LibreOffice_project/430m0$Build-2</meta:generator>
    <meta:printed-by>Germán Avendaño Ramírez</meta:printed-by>
    <meta:print-date>2015-09-14T21:11:04.036620395</meta:print-date>
    <meta:document-statistic meta:table-count="0" meta:image-count="0" meta:object-count="0" meta:page-count="3" meta:paragraph-count="203" meta:word-count="1140" meta:character-count="5394" meta:non-whitespace-character-count="4445"/>
  </office:meta>
</office:document-meta>
</file>